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2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17.13mm"/>
    </style:style>
    <style:style style:name="co5" style:family="table-column">
      <style:table-column-properties fo:break-before="auto" style:column-width="106.7mm"/>
    </style:style>
    <style:style style:name="co6" style:family="table-column">
      <style:table-column-properties fo:break-before="auto" style:column-width="32.61mm"/>
    </style:style>
    <style:style style:name="co7" style:family="table-column">
      <style:table-column-properties fo:break-before="auto" style:column-width="8.54mm"/>
    </style:style>
    <style:style style:name="co8" style:family="table-column">
      <style:table-column-properties fo:break-before="auto" style:column-width="40.36mm"/>
    </style:style>
    <style:style style:name="co9" style:family="table-column">
      <style:table-column-properties fo:break-before="auto" style:column-width="102.29mm"/>
    </style:style>
    <style:style style:name="co10" style:family="table-column">
      <style:table-column-properties fo:break-before="auto" style:column-width="43.48mm"/>
    </style:style>
    <style:style style:name="co11" style:family="table-column">
      <style:table-column-properties fo:break-before="auto" style:column-width="6.9mm"/>
    </style:style>
    <style:style style:name="co12" style:family="table-column">
      <style:table-column-properties fo:break-before="auto" style:column-width="27.64mm"/>
    </style:style>
    <style:style style:name="co13" style:family="table-column">
      <style:table-column-properties fo:break-before="auto" style:column-width="26.39mm"/>
    </style:style>
    <style:style style:name="co14" style:family="table-column">
      <style:table-column-properties fo:break-before="auto" style:column-width="21.61mm"/>
    </style:style>
    <style:style style:name="co15" style:family="table-column">
      <style:table-column-properties fo:break-before="auto" style:column-width="38.45mm"/>
    </style:style>
    <style:style style:name="co16" style:family="table-column">
      <style:table-column-properties fo:break-before="auto" style:column-width="43.97mm"/>
    </style:style>
    <style:style style:name="co17" style:family="table-column">
      <style:table-column-properties fo:break-before="auto" style:column-width="79.16mm"/>
    </style:style>
    <style:style style:name="ro1" style:family="table-row">
      <style:table-row-properties style:row-height="9.08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0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5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0" table:default-cell-style-name="ce1"/>
        <table:table-column table:style-name="co1" table:number-columns-repeated="99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formula="of:=VLOOKUP(&quot;f&quot;; [.$B$6:.$C$100];2)" office:value-type="string" office:string-value="Fire" calcext:value-type="string">
            <text:p>Fire</text:p>
          </table:table-cell>
          <table:table-cell table:number-columns-repeated="1013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symbol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 table:style-name="Default"/>
          <table:table-cell table:style-name="ce3" office:value-type="string" calcext:value-type="string">
            <text:p>Formatted</text:p>
          </table:table-cell>
          <table:table-cell table:style-name="ce3" office:value-type="string" calcext:value-type="string">
            <text:p>comment</text:p>
          </table:table-cell>
          <table:table-cell table:number-columns-repeated="2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 table:style-name="Default"/>
          <table:table-cell table:style-name="ce3" office:value-type="string" calcext:value-type="string">
            <text:p>Formatted</text:p>
          </table:table-cell>
          <table:table-cell/>
          <table:table-cell table:style-name="ce3" office:value-type="string" calcext:value-type="string">
            <text:p>comment</text:p>
          </table:table-cell>
          <table:table-cell table:number-columns-repeated="2"/>
          <table:table-cell table:style-name="ce3" office:value-type="string" calcext:value-type="string">
            <text:p>Subs. 1</text:p>
          </table:table-cell>
          <table:table-cell table:style-name="ce3" office:value-type="string" calcext:value-type="string">
            <text:p>Subs. 2</text:p>
          </table:table-cell>
          <table:table-cell/>
          <table:table-cell table:style-name="ce3" office:value-type="string" calcext:value-type="string">
            <text:p>Result</text:p>
          </table:table-cell>
          <table:table-cell/>
          <table:table-cell table:style-name="ce3" office:value-type="string" calcext:value-type="string">
            <text:p>comment</text:p>
          </table:table-cell>
          <table:table-cell table:number-columns-repeated="993"/>
        </table:table-row>
        <table:table-row table:style-name="ro1">
          <table:table-cell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(does not work</text:p>
            <text:p>→ explosion)</text:p>
          </table:table-cell>
          <table:table-cell table:number-columns-repeated="2"/>
          <table:table-cell office:value-type="string" calcext:value-type="string">
            <text:p>Primary + Primary</text:p>
            <text:p>= Secondary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5]; [.$B$6:.$C$100];2;0); &quot;, &quot; ; VLOOKUP([.H5]; [.$B$6:.$C$100];2;0); &quot;, &quot;; VLOOKUP([.J5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5]); &quot;&quot;; [.K5])">
            <text:p/>
          </table:table-cell>
          <table:table-cell table:number-columns-repeated="2"/>
          <table:table-cell table:style-name="Default" table:number-columns-repeated="7"/>
          <table:table-cell table:number-columns-repeated="3"/>
          <table:table-cell office:value-type="string" calcext:value-type="string">
            <text:p>„Top-down“</text:p>
            <text:p>(end game)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cu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table:style-name="ce2"/>
          <table:table-cell office:value-type="string" calcext:value-type="string">
            <text:p>f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t</text:p>
          </table:table-cell>
          <table:table-cell table:formula="of:= CONCATENATE(&quot;Create(&quot;; VLOOKUP([.G6]; [.$B$6:.$C$100];2;0); &quot;, &quot; ; VLOOKUP([.H6]; [.$B$6:.$C$100];2;0); &quot;, &quot;; VLOOKUP([.J6]; [.$B$6:.$C$100];2;0); &quot;, &quot;&quot;MixSuccessFeedback&quot;&quot;),&quot;)" office:value-type="string" office:string-value="Create(Fire, Water, Steam, &quot;MixSuccessFeedback&quot;)," calcext:value-type="string">
            <text:p>Create(Fire, Water, Steam, "MixSuccessFeedback"),</text:p>
          </table:table-cell>
          <table:table-cell table:style-name="ce4" table:formula="of:=IF(ISNA([.K6]); &quot;&quot;; [.K6])" office:value-type="string" office:string-value="Create(Fire, Water, Steam, &quot;MixSuccessFeedback&quot;)," calcext:value-type="string">
            <text:p>Create(Fire, Water, Steam, "MixSuccessFeedback"),</text:p>
          </table:table-cell>
          <table:table-cell table:number-columns-repeated="2"/>
          <table:table-cell table:style-name="Default" table:number-columns-repeated="7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&gt;</text:p>
          </table:table-cell>
          <table:table-cell office:value-type="string" calcext:value-type="string">
            <text:p>mo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i</text:p>
          </table:table-cell>
          <table:table-cell table:formula="of:= CONCATENATE(&quot;Create(&quot;; VLOOKUP([.G7]; [.$B$6:.$C$100];2;0); &quot;, &quot; ; VLOOKUP([.H7]; [.$B$6:.$C$100];2;0); &quot;, &quot;; VLOOKUP([.J7]; [.$B$6:.$C$100];2;0); &quot;, &quot;&quot;MixSuccessFeedback&quot;&quot;),&quot;)" office:value-type="string" office:string-value="Create(Fire, Air, Lightning, &quot;MixSuccessFeedback&quot;)," calcext:value-type="string">
            <text:p>Create(Fire, Air, Lightning, "MixSuccessFeedback"),</text:p>
          </table:table-cell>
          <table:table-cell table:style-name="ce4" table:formula="of:=IF(ISNA([.K7]); &quot;&quot;; [.K7])" office:value-type="string" office:string-value="Create(Fire, Air, Lightning, &quot;MixSuccessFeedback&quot;)," calcext:value-type="string">
            <text:p>Create(Fire, Air, Lightning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ir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 table:formula="of:= CONCATENATE(&quot;Create(&quot;; VLOOKUP([.G8]; [.$B$6:.$C$100];2;0); &quot;, &quot; ; VLOOKUP([.H8]; [.$B$6:.$C$100];2;0); &quot;, &quot;; VLOOKUP([.J8]; [.$B$6:.$C$100];2;0); &quot;, &quot;&quot;MixSuccessFeedback&quot;&quot;),&quot;)" office:value-type="string" office:string-value="Create(Fire, Earth, Magma, &quot;MixSuccessFeedback&quot;)," calcext:value-type="string">
            <text:p>Create(Fire, Earth, Magma, "MixSuccessFeedback"),</text:p>
          </table:table-cell>
          <table:table-cell table:style-name="ce4" table:formula="of:=IF(ISNA([.K8]); &quot;&quot;; [.K8])" office:value-type="string" office:string-value="Create(Fire, Earth, Magma, &quot;MixSuccessFeedback&quot;)," calcext:value-type="string">
            <text:p>Create(Fire, Earth, Magma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rth</text:p>
          </table:table-cell>
          <table:table-cell table:number-columns-repeated="3"/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9]; [.$B$6:.$C$100];2;0); &quot;, &quot; ; VLOOKUP([.H9]; [.$B$6:.$C$100];2;0); &quot;, &quot;; VLOOKUP([.J9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9]); &quot;&quot;; [.K9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h</text:p>
          </table:table-cell>
          <table:table-cell table:formula="of:= CONCATENATE(&quot;Create(&quot;; VLOOKUP([.G10]; [.$B$6:.$C$100];2;0); &quot;, &quot; ; VLOOKUP([.H10]; [.$B$6:.$C$100];2;0); &quot;, &quot;; VLOOKUP([.J10]; [.$B$6:.$C$100];2;0); &quot;, &quot;&quot;MixSuccessFeedback&quot;&quot;),&quot;)" office:value-type="string" office:string-value="Create(Water, Air, Ghost, &quot;MixSuccessFeedback&quot;)," calcext:value-type="string">
            <text:p>Create(Water, Air, Ghost, "MixSuccessFeedback"),</text:p>
          </table:table-cell>
          <table:table-cell table:style-name="ce4" table:formula="of:=IF(ISNA([.K10]); &quot;&quot;; [.K10])" office:value-type="string" office:string-value="Create(Water, Air, Ghost, &quot;MixSuccessFeedback&quot;)," calcext:value-type="string">
            <text:p>Create(Water, Air, Ghost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team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l</text:p>
          </table:table-cell>
          <table:table-cell table:formula="of:= CONCATENATE(&quot;Create(&quot;; VLOOKUP([.G11]; [.$B$6:.$C$100];2;0); &quot;, &quot; ; VLOOKUP([.H11]; [.$B$6:.$C$100];2;0); &quot;, &quot;; VLOOKUP([.J11]; [.$B$6:.$C$100];2;0); &quot;, &quot;&quot;MixSuccessFeedback&quot;&quot;),&quot;)" office:value-type="string" office:string-value="Create(Water, Earth, Plant, &quot;MixSuccessFeedback&quot;)," calcext:value-type="string">
            <text:p>Create(Water, Earth, Plant, "MixSuccessFeedback"),</text:p>
          </table:table-cell>
          <table:table-cell table:style-name="ce4" table:formula="of:=IF(ISNA([.K11]); &quot;&quot;; [.K11])" office:value-type="string" office:string-value="Create(Water, Earth, Plant, &quot;MixSuccessFeedback&quot;)," calcext:value-type="string">
            <text:p>Create(Water, Earth, Plant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gh</text:p>
          </table:table-cell>
          <table:table-cell office:value-type="string" calcext:value-type="string">
            <text:p>Ghost</text:p>
          </table:table-cell>
          <table:table-cell table:number-columns-repeated="3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12]; [.$B$6:.$C$100];2;0); &quot;, &quot; ; VLOOKUP([.H12]; [.$B$6:.$C$100];2;0); &quot;, &quot;; VLOOKUP([.J12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12]); &quot;&quot;; [.K12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Magma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u</text:p>
          </table:table-cell>
          <table:table-cell table:formula="of:= CONCATENATE(&quot;Create(&quot;; VLOOKUP([.G13]; [.$B$6:.$C$100];2;0); &quot;, &quot; ; VLOOKUP([.H13]; [.$B$6:.$C$100];2;0); &quot;, &quot;; VLOOKUP([.J13]; [.$B$6:.$C$100];2;0); &quot;, &quot;&quot;MixSuccessFeedback&quot;&quot;),&quot;)" office:value-type="string" office:string-value="Create(Air, Earth, Dust, &quot;MixSuccessFeedback&quot;)," calcext:value-type="string">
            <text:p>Create(Air, Earth, Dust, "MixSuccessFeedback"),</text:p>
          </table:table-cell>
          <table:table-cell table:style-name="ce4" table:formula="of:=IF(ISNA([.K13]); &quot;&quot;; [.K13])" office:value-type="string" office:string-value="Create(Air, Earth, Dust, &quot;MixSuccessFeedback&quot;)," calcext:value-type="string">
            <text:p>Create(Air, Earth, Dust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ghtning</text:p>
          </table:table-cell>
          <table:table-cell table:number-columns-repeated="3"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14]; [.$B$6:.$C$100];2;0); &quot;, &quot; ; VLOOKUP([.H14]; [.$B$6:.$C$100];2;0); &quot;, &quot;; VLOOKUP([.J14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14]); &quot;&quot;; [.K14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lant</text:p>
          </table:table-cell>
          <table:table-cell table:number-columns-repeated="2"/>
          <table:table-cell table:style-name="ce2" office:value-type="string" calcext:value-type="string">
            <text:p>Secondary + Primary</text:p>
            <text:p>= SecPrim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#</text:p>
          </table:table-cell>
          <table:table-cell table:formula="of:= CONCATENATE(&quot;Create(&quot;; VLOOKUP([.G15]; [.$B$6:.$C$100];2;0); &quot;, &quot; ; VLOOKUP([.H15]; [.$B$6:.$C$100];2;0); &quot;, &quot;; VLOOKUP([.J15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15]); &quot;&quot;; [.K15])">
            <text:p/>
          </table:table-cell>
          <table:table-cell table:number-columns-repeated="2"/>
          <table:table-cell table:style-name="Default" table:number-columns-repeated="7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&gt;</text:p>
          </table:table-cell>
          <table:table-cell table:style-name="ce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Dust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16]; [.$B$6:.$C$100];2;0); &quot;, &quot; ; VLOOKUP([.H16]; [.$B$6:.$C$100];2;0); &quot;, &quot;; VLOOKUP([.J16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16]); &quot;&quot;; [.K16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 </text:p>
          </table:table-cell>
          <table:table-cell table:formula="of:= CONCATENATE(&quot;Create(&quot;; VLOOKUP([.G17]; [.$B$6:.$C$100];2;0); &quot;, &quot; ; VLOOKUP([.H17]; [.$B$6:.$C$100];2;0); &quot;, &quot;; VLOOKUP([.J17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17]); &quot;&quot;; [.K17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mu</text:p>
          </table:table-cell>
          <table:table-cell office:value-type="string" calcext:value-type="string">
            <text:p>Mud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a</text:p>
          </table:table-cell>
          <table:table-cell table:formula="of:= CONCATENATE(&quot;Create(&quot;; VLOOKUP([.G18]; [.$B$6:.$C$100];2;0); &quot;, &quot; ; VLOOKUP([.H18]; [.$B$6:.$C$100];2;0); &quot;, &quot;; VLOOKUP([.J18]; [.$B$6:.$C$100];2;0); &quot;, &quot;&quot;MixSuccessFeedback&quot;&quot;),&quot;)" office:value-type="string" office:string-value="Create(Steam, Earth, Gas, &quot;MixSuccessFeedback&quot;)," calcext:value-type="string">
            <text:p>Create(Steam, Earth, Gas, "MixSuccessFeedback"),</text:p>
          </table:table-cell>
          <table:table-cell table:style-name="ce4" table:formula="of:=IF(ISNA([.K18]); &quot;&quot;; [.K18])" office:value-type="string" office:string-value="Create(Steam, Earth, Gas, &quot;MixSuccessFeedback&quot;)," calcext:value-type="string">
            <text:p>Create(Steam, Earth, Gas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mbustion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</text:p>
          </table:table-cell>
          <table:table-cell table:formula="of:= CONCATENATE(&quot;Create(&quot;; VLOOKUP([.G19]; [.$B$6:.$C$100];2;0); &quot;, &quot; ; VLOOKUP([.H19]; [.$B$6:.$C$100];2;0); &quot;, &quot;; VLOOKUP([.J19]; [.$B$6:.$C$100];2;0); &quot;, &quot;&quot;MixSuccessFeedback&quot;&quot;),&quot;)" office:value-type="string" office:string-value="Create(Ghost, Fire, Demon, &quot;MixSuccessFeedback&quot;)," calcext:value-type="string">
            <text:p>Create(Ghost, Fire, Demon, "MixSuccessFeedback"),</text:p>
          </table:table-cell>
          <table:table-cell table:style-name="ce4" table:formula="of:=IF(ISNA([.K19]); &quot;&quot;; [.K19])" office:value-type="string" office:string-value="Create(Ghost, Fire, Demon, &quot;MixSuccessFeedback&quot;)," calcext:value-type="string">
            <text:p>Create(Ghost, Fire, Demon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Aci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20]; [.$B$6:.$C$100];2;0); &quot;, &quot; ; VLOOKUP([.H20]; [.$B$6:.$C$100];2;0); &quot;, &quot;; VLOOKUP([.J20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20]); &quot;&quot;; [.K20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lass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21]; [.$B$6:.$C$100];2;0); &quot;, &quot; ; VLOOKUP([.H21]; [.$B$6:.$C$100];2;0); &quot;, &quot;; VLOOKUP([.J21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21]); &quot;&quot;; [.K21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Seed</text:p>
          </table:table-cell>
          <table:table-cell table:number-columns-repeated="3"/>
          <table:table-cell office:value-type="string" calcext:value-type="string">
            <text:p>g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lv</text:p>
          </table:table-cell>
          <table:table-cell table:formula="of:= CONCATENATE(&quot;Create(&quot;; VLOOKUP([.G22]; [.$B$6:.$C$100];2;0); &quot;, &quot; ; VLOOKUP([.H22]; [.$B$6:.$C$100];2;0); &quot;, &quot;; VLOOKUP([.J22]; [.$B$6:.$C$100];2;0); &quot;, &quot;&quot;MixSuccessFeedback&quot;&quot;),&quot;)" office:value-type="string" office:string-value="Create(Ghost, Earth, Live, &quot;MixSuccessFeedback&quot;)," calcext:value-type="string">
            <text:p>Create(Ghost, Earth, Live, "MixSuccessFeedback"),</text:p>
          </table:table-cell>
          <table:table-cell table:style-name="ce4" table:formula="of:=IF(ISNA([.K22]); &quot;&quot;; [.K22])" office:value-type="string" office:string-value="Create(Ghost, Earth, Live, &quot;MixSuccessFeedback&quot;)," calcext:value-type="string">
            <text:p>Create(Ghost, Earth, Live, "MixSuccessFeedback"),</text:p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 table:style-name="ce2"/>
          <table:table-cell office:value-type="string" calcext:value-type="string">
            <text:p>cl</text:p>
          </table:table-cell>
          <table:table-cell office:value-type="string" calcext:value-type="string">
            <text:p>Coal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23]; [.$B$6:.$C$100];2;0); &quot;, &quot; ; VLOOKUP([.H23]; [.$B$6:.$C$100];2;0); &quot;, &quot;; VLOOKUP([.J23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23]); &quot;&quot;; [.K23])">
            <text:p/>
          </table:table-cell>
          <table:table-cell table:number-columns-repeated="2"/>
          <table:table-cell table:style-name="Default" table:number-columns-repeated="7"/>
          <table:table-cell table:number-columns-repeated="6"/>
          <table:table-cell office:value-type="string" calcext:value-type="string">
            <text:p>&gt;</text:p>
          </table:table-cell>
          <table:table-cell table:number-columns-repeated="996"/>
        </table:table-row>
        <table:table-row table:style-name="ro1">
          <table:table-cell/>
          <table:table-cell table:style-name="ce2" office:value-type="string" calcext:value-type="string">
            <text:p>sn</text:p>
          </table:table-cell>
          <table:table-cell table:style-name="ce2" office:value-type="string" calcext:value-type="string">
            <text:p>Ston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 table:formula="of:= CONCATENATE(&quot;Create(&quot;; VLOOKUP([.G24]; [.$B$6:.$C$100];2;0); &quot;, &quot; ; VLOOKUP([.H24]; [.$B$6:.$C$100];2;0); &quot;, &quot;; VLOOKUP([.J24]; [.$B$6:.$C$100];2;0); &quot;, &quot;&quot;MixSuccessFeedback&quot;&quot;),&quot;)" office:value-type="string" office:string-value="Create(Magma, Water, Stone, &quot;MixSuccessFeedback&quot;)," calcext:value-type="string">
            <text:p>Create(Magma, Water, Stone, "MixSuccessFeedback"),</text:p>
          </table:table-cell>
          <table:table-cell table:style-name="ce4" table:formula="of:=IF(ISNA([.K24]); &quot;&quot;; [.K24])" office:value-type="string" office:string-value="Create(Magma, Water, Stone, &quot;MixSuccessFeedback&quot;)," calcext:value-type="string">
            <text:p>Create(Magma, Water, Stone, "MixSuccessFeedback"),</text:p>
          </table:table-cell>
          <table:table-cell table:number-columns-repeated="2"/>
          <table:table-cell table:style-name="Default" table:number-columns-repeated="7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ive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n</text:p>
          </table:table-cell>
          <table:table-cell table:formula="of:= CONCATENATE(&quot;Create(&quot;; VLOOKUP([.G25]; [.$B$6:.$C$100];2;0); &quot;, &quot; ; VLOOKUP([.H25]; [.$B$6:.$C$100];2;0); &quot;, &quot;; VLOOKUP([.J25]; [.$B$6:.$C$100];2;0); &quot;, &quot;&quot;MixSuccessFeedback&quot;&quot;),&quot;)" office:value-type="string" office:string-value="Create(Magma, Air, Stone, &quot;MixSuccessFeedback&quot;)," calcext:value-type="string">
            <text:p>Create(Magma, Air, Stone, "MixSuccessFeedback"),</text:p>
          </table:table-cell>
          <table:table-cell table:style-name="ce4" table:formula="of:=IF(ISNA([.K25]); &quot;&quot;; [.K25])" office:value-type="string" office:string-value="Create(Magma, Air, Stone, &quot;MixSuccessFeedback&quot;)," calcext:value-type="string">
            <text:p>Create(Magma, Air, Stone, "MixSuccessFeedback"),</text:p>
          </table:table-cell>
          <table:table-cell table:number-columns-repeated="2"/>
          <table:table-cell table:style-name="Default" table:number-columns-repeated="7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de</text:p>
          </table:table-cell>
          <table:table-cell office:value-type="string" calcext:value-type="string">
            <text:p>Demon</text:p>
          </table:table-cell>
          <table:table-cell table:number-columns-repeated="3"/>
          <table:table-cell office:value-type="string" calcext:value-type="string">
            <text:p>m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26]; [.$B$6:.$C$100];2;0); &quot;, &quot; ; VLOOKUP([.H26]; [.$B$6:.$C$100];2;0); &quot;, &quot;; VLOOKUP([.J26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26]); &quot;&quot;; [.K26])">
            <text:p/>
          </table:table-cell>
          <table:table-cell table:number-columns-repeated="2"/>
          <table:table-cell table:style-name="Default" table:number-columns-repeated="7"/>
          <table:table-cell table:number-columns-repeated="1003"/>
        </table:table-row>
        <table:table-row table:style-name="ro1">
          <table:table-cell table:style-name="ce2"/>
          <table:table-cell table:style-name="ce2" office:value-type="string" calcext:value-type="string">
            <text:p>ga</text:p>
          </table:table-cell>
          <table:table-cell table:style-name="ce2" office:value-type="string" calcext:value-type="string">
            <text:p>Gas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27]; [.$B$6:.$C$100];2;0); &quot;, &quot; ; VLOOKUP([.H27]; [.$B$6:.$C$100];2;0); &quot;, &quot;; VLOOKUP([.J27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27]); &quot;&quot;; [.K27])">
            <text:p/>
          </table:table-cell>
          <table:table-cell table:number-columns-repeated="1012"/>
        </table:table-row>
        <table:table-row table:style-name="ro1">
          <table:table-cell table:style-name="ce2" table:number-columns-repeated="3"/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ac</text:p>
          </table:table-cell>
          <table:table-cell table:formula="of:= CONCATENATE(&quot;Create(&quot;; VLOOKUP([.G28]; [.$B$6:.$C$100];2;0); &quot;, &quot; ; VLOOKUP([.H28]; [.$B$6:.$C$100];2;0); &quot;, &quot;; VLOOKUP([.J28]; [.$B$6:.$C$100];2;0); &quot;, &quot;&quot;MixSuccessFeedback&quot;&quot;),&quot;)" office:value-type="string" office:string-value="Create(Lightning, Water, Acid, &quot;MixSuccessFeedback&quot;)," calcext:value-type="string">
            <text:p>Create(Lightning, Water, Acid, "MixSuccessFeedback"),</text:p>
          </table:table-cell>
          <table:table-cell table:style-name="ce4" table:formula="of:=IF(ISNA([.K28]); &quot;&quot;; [.K28])" office:value-type="string" office:string-value="Create(Lightning, Water, Acid, &quot;MixSuccessFeedback&quot;)," calcext:value-type="string">
            <text:p>Create(Lightning, Water, Acid, "MixSuccessFeedback"),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ystal</text:p>
          </table:table-cell>
          <table:table-cell table:number-columns-repeated="3"/>
          <table:table-cell office:value-type="string" calcext:value-type="string">
            <text:p>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29]; [.$B$6:.$C$100];2;0); &quot;, &quot; ; VLOOKUP([.H29]; [.$B$6:.$C$100];2;0); &quot;, &quot;; VLOOKUP([.J29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29]); &quot;&quot;; [.K29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l</text:p>
          </table:table-cell>
          <table:table-cell table:formula="of:= CONCATENATE(&quot;Create(&quot;; VLOOKUP([.G30]; [.$B$6:.$C$100];2;0); &quot;, &quot; ; VLOOKUP([.H30]; [.$B$6:.$C$100];2;0); &quot;, &quot;; VLOOKUP([.J30]; [.$B$6:.$C$100];2;0); &quot;, &quot;&quot;MixSuccessFeedback&quot;&quot;),&quot;)" office:value-type="string" office:string-value="Create(Lightning, Earth, Glass, &quot;MixSuccessFeedback&quot;)," calcext:value-type="string">
            <text:p>Create(Lightning, Earth, Glass, "MixSuccessFeedback"),</text:p>
          </table:table-cell>
          <table:table-cell table:style-name="ce4" table:formula="of:=IF(ISNA([.K30]); &quot;&quot;; [.K30])" office:value-type="string" office:string-value="Create(Lightning, Earth, Glass, &quot;MixSuccessFeedback&quot;)," calcext:value-type="string">
            <text:p>Create(Lightning, Earth, Glass, "MixSuccessFeedback"),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l</text:p>
          </table:table-cell>
          <table:table-cell table:formula="of:= CONCATENATE(&quot;Create(&quot;; VLOOKUP([.G31]; [.$B$6:.$C$100];2;0); &quot;, &quot; ; VLOOKUP([.H31]; [.$B$6:.$C$100];2;0); &quot;, &quot;; VLOOKUP([.J31]; [.$B$6:.$C$100];2;0); &quot;, &quot;&quot;MixSuccessFeedback&quot;&quot;),&quot;)" office:value-type="string" office:string-value="Create(Plant, Fire, Coal, &quot;MixSuccessFeedback&quot;)," calcext:value-type="string">
            <text:p>Create(Plant, Fire, Coal, "MixSuccessFeedback"),</text:p>
          </table:table-cell>
          <table:table-cell table:style-name="ce4" table:formula="of:=IF(ISNA([.K31]); &quot;&quot;; [.K31])" office:value-type="string" office:string-value="Create(Plant, Fire, Coal, &quot;MixSuccessFeedback&quot;)," calcext:value-type="string">
            <text:p>Create(Plant, Fire, Coal, "MixSuccessFeedback"),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32]; [.$B$6:.$C$100];2;0); &quot;, &quot; ; VLOOKUP([.H32]; [.$B$6:.$C$100];2;0); &quot;, &quot;; VLOOKUP([.J32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32]); &quot;&quot;; [.K32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se</text:p>
          </table:table-cell>
          <table:table-cell table:formula="of:= CONCATENATE(&quot;Create(&quot;; VLOOKUP([.G33]; [.$B$6:.$C$100];2;0); &quot;, &quot; ; VLOOKUP([.H33]; [.$B$6:.$C$100];2;0); &quot;, &quot;; VLOOKUP([.J33]; [.$B$6:.$C$100];2;0); &quot;, &quot;&quot;MixSuccessFeedback&quot;&quot;),&quot;)" office:value-type="string" office:string-value="Create(Plant, Air, Seed, &quot;MixSuccessFeedback&quot;)," calcext:value-type="string">
            <text:p>Create(Plant, Air, Seed, "MixSuccessFeedback"),</text:p>
          </table:table-cell>
          <table:table-cell table:style-name="ce4" table:formula="of:=IF(ISNA([.K33]); &quot;&quot;; [.K33])" office:value-type="string" office:string-value="Create(Plant, Air, Seed, &quot;MixSuccessFeedback&quot;)," calcext:value-type="string">
            <text:p>Create(Plant, Air, Seed, "MixSuccessFeedback"),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34]; [.$B$6:.$C$100];2;0); &quot;, &quot; ; VLOOKUP([.H34]; [.$B$6:.$C$100];2;0); &quot;, &quot;; VLOOKUP([.J34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34]); &quot;&quot;; [.K34])">
            <text:p/>
          </table:table-cell>
          <table:table-cell table:number-columns-repeated="1012"/>
        </table:table-row>
        <table:table-row table:style-name="ro1">
          <table:table-cell office:value-type="string" calcext:value-type="string">
            <text:p>/tod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</text:p>
          </table:table-cell>
          <table:table-cell table:formula="of:= CONCATENATE(&quot;Create(&quot;; VLOOKUP([.G35]; [.$B$6:.$C$100];2;0); &quot;, &quot; ; VLOOKUP([.H35]; [.$B$6:.$C$100];2;0); &quot;, &quot;; VLOOKUP([.J35]; [.$B$6:.$C$100];2;0); &quot;, &quot;&quot;MixSuccessFeedback&quot;&quot;),&quot;)" office:value-type="string" office:string-value="Create(Dust, Fire, Combustion, &quot;MixSuccessFeedback&quot;)," calcext:value-type="string">
            <text:p>Create(Dust, Fire, Combustion, "MixSuccessFeedback"),</text:p>
          </table:table-cell>
          <table:table-cell table:style-name="ce4" table:formula="of:=IF(ISNA([.K35]); &quot;&quot;; [.K35])" office:value-type="string" office:string-value="Create(Dust, Fire, Combustion, &quot;MixSuccessFeedback&quot;)," calcext:value-type="string">
            <text:p>Create(Dust, Fire, Combustion, "MixSuccessFeedback"),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ure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u</text:p>
          </table:table-cell>
          <table:table-cell table:formula="of:= CONCATENATE(&quot;Create(&quot;; VLOOKUP([.G36]; [.$B$6:.$C$100];2;0); &quot;, &quot; ; VLOOKUP([.H36]; [.$B$6:.$C$100];2;0); &quot;, &quot;; VLOOKUP([.J36]; [.$B$6:.$C$100];2;0); &quot;, &quot;&quot;MixSuccessFeedback&quot;&quot;),&quot;)" office:value-type="string" office:string-value="Create(Dust, Water, Mud, &quot;MixSuccessFeedback&quot;)," calcext:value-type="string">
            <text:p>Create(Dust, Water, Mud, "MixSuccessFeedback"),</text:p>
          </table:table-cell>
          <table:table-cell table:style-name="ce4" table:formula="of:=IF(ISNA([.K36]); &quot;&quot;; [.K36])" office:value-type="string" office:string-value="Create(Dust, Water, Mud, &quot;MixSuccessFeedback&quot;)," calcext:value-type="string">
            <text:p>Create(Dust, Water, Mud, "MixSuccessFeedback"),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onster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37]; [.$B$6:.$C$100];2;0); &quot;, &quot; ; VLOOKUP([.H37]; [.$B$6:.$C$100];2;0); &quot;, &quot;; VLOOKUP([.J37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37]); &quot;&quot;; [.K37])">
            <text:p/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aling</text:p>
          </table:table-cell>
          <table:table-cell table:number-columns-repeated="3"/>
          <table:table-cell office:value-type="string" calcext:value-type="string">
            <text:p>d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38]; [.$B$6:.$C$100];2;0); &quot;, &quot; ; VLOOKUP([.H38]; [.$B$6:.$C$100];2;0); &quot;, &quot;; VLOOKUP([.J38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38]); &quot;&quot;; [.K38])">
            <text:p/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econdary + Secondary</text:p>
            <text:p>= Tertiary</text:p>
          </table:table-cell>
          <table:table-cell table:number-columns-repeated="2" office:value-type="string" calcext:value-type="string">
            <text:p>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39]; [.$B$6:.$C$100];2;0); &quot;, &quot; ; VLOOKUP([.H39]; [.$B$6:.$C$100];2;0); &quot;, &quot;; VLOOKUP([.J39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39]); &quot;&quot;; [.K39])">
            <text:p/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2"/>
          <table:table-cell office:value-type="string" calcext:value-type="string">
            <text:p>st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&gt;</text:p>
          </table:table-cell>
          <table:table-cell/>
          <table:table-cell table:formula="of:= CONCATENATE(&quot;Create(&quot;; VLOOKUP([.G40]; [.$B$6:.$C$100];2;0); &quot;, &quot; ; VLOOKUP([.H40]; [.$B$6:.$C$100];2;0); &quot;, &quot;; VLOOKUP([.J40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40]); &quot;&quot;; [.K40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ma</text:p>
          </table:table-cell>
          <table:table-cell table:formula="of:= CONCATENATE(&quot;Create(&quot;; VLOOKUP([.G41]; [.$B$6:.$C$100];2;0); &quot;, &quot; ; VLOOKUP([.H41]; [.$B$6:.$C$100];2;0); &quot;, &quot;; VLOOKUP([.J41]; [.$B$6:.$C$100];2;0); &quot;, &quot;&quot;MixSuccessFeedback&quot;&quot;),&quot;)" office:value-type="string" office:string-value="Create(Steam, Magma, Magma, &quot;MixSuccessFeedback&quot;)," calcext:value-type="string">
            <text:p>Create(Steam, Magma, Magma, "MixSuccessFeedback"),</text:p>
          </table:table-cell>
          <table:table-cell table:style-name="ce4" table:formula="of:=IF(ISNA([.K41]); &quot;&quot;; [.K41])" office:value-type="string" office:string-value="Create(Steam, Magma, Magma, &quot;MixSuccessFeedback&quot;)," calcext:value-type="string">
            <text:p>Create(Steam, Magma, Magma, "MixSuccessFeedback"),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table:style-name="ce2" office:value-type="string" calcext:value-type="string">
            <text:p>gh</text:p>
          </table:table-cell>
          <table:table-cell table:formula="of:= CONCATENATE(&quot;Create(&quot;; VLOOKUP([.G42]; [.$B$6:.$C$100];2;0); &quot;, &quot; ; VLOOKUP([.H42]; [.$B$6:.$C$100];2;0); &quot;, &quot;; VLOOKUP([.J42]; [.$B$6:.$C$100];2;0); &quot;, &quot;&quot;MixSuccessFeedback&quot;&quot;),&quot;)" office:value-type="string" office:string-value="Create(Steam, Lightning, Ghost, &quot;MixSuccessFeedback&quot;)," calcext:value-type="string">
            <text:p>Create(Steam, Lightning, Ghost, "MixSuccessFeedback"),</text:p>
          </table:table-cell>
          <table:table-cell table:style-name="ce4" table:formula="of:=IF(ISNA([.K42]); &quot;&quot;; [.K42])" office:value-type="string" office:string-value="Create(Steam, Lightning, Ghost, &quot;MixSuccessFeedback&quot;)," calcext:value-type="string">
            <text:p>Create(Steam, Lightning, Ghost, "MixSuccessFeedback"),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/>
          <table:table-cell table:formula="of:= CONCATENATE(&quot;Create(&quot;; VLOOKUP([.G43]; [.$B$6:.$C$100];2;0); &quot;, &quot; ; VLOOKUP([.H43]; [.$B$6:.$C$100];2;0); &quot;, &quot;; VLOOKUP([.J43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43]); &quot;&quot;; [.K43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/>
          <table:table-cell table:formula="of:= CONCATENATE(&quot;Create(&quot;; VLOOKUP([.G44]; [.$B$6:.$C$100];2;0); &quot;, &quot; ; VLOOKUP([.H44]; [.$B$6:.$C$100];2;0); &quot;, &quot;; VLOOKUP([.J44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44]); &quot;&quot;; [.K44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g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45]; [.$B$6:.$C$100];2;0); &quot;, &quot; ; VLOOKUP([.H45]; [.$B$6:.$C$100];2;0); &quot;, &quot;; VLOOKUP([.J45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45]); &quot;&quot;; [.K45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/>
          <table:table-cell table:formula="of:= CONCATENATE(&quot;Create(&quot;; VLOOKUP([.G46]; [.$B$6:.$C$100];2;0); &quot;, &quot; ; VLOOKUP([.H46]; [.$B$6:.$C$100];2;0); &quot;, &quot;; VLOOKUP([.J46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46]); &quot;&quot;; [.K46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/>
          <table:table-cell table:formula="of:= CONCATENATE(&quot;Create(&quot;; VLOOKUP([.G47]; [.$B$6:.$C$100];2;0); &quot;, &quot; ; VLOOKUP([.H47]; [.$B$6:.$C$100];2;0); &quot;, &quot;; VLOOKUP([.J47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47]); &quot;&quot;; [.K47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gh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/>
          <table:table-cell table:formula="of:= CONCATENATE(&quot;Create(&quot;; VLOOKUP([.G48]; [.$B$6:.$C$100];2;0); &quot;, &quot; ; VLOOKUP([.H48]; [.$B$6:.$C$100];2;0); &quot;, &quot;; VLOOKUP([.J48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48]); &quot;&quot;; [.K48])">
            <text:p/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2"/>
          <table:table-cell office:value-type="string" calcext:value-type="string">
            <text:p>gh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table:style-name="ce2"/>
          <table:table-cell table:formula="of:= CONCATENATE(&quot;Create(&quot;; VLOOKUP([.G49]; [.$B$6:.$C$100];2;0); &quot;, &quot; ; VLOOKUP([.H49]; [.$B$6:.$C$100];2;0); &quot;, &quot;; VLOOKUP([.J49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49]); &quot;&quot;; [.K49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50]; [.$B$6:.$C$100];2;0); &quot;, &quot; ; VLOOKUP([.H50]; [.$B$6:.$C$100];2;0); &quot;, &quot;; VLOOKUP([.J50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50]); &quot;&quot;; [.K50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/>
          <table:table-cell table:formula="of:= CONCATENATE(&quot;Create(&quot;; VLOOKUP([.G51]; [.$B$6:.$C$100];2;0); &quot;, &quot; ; VLOOKUP([.H51]; [.$B$6:.$C$100];2;0); &quot;, &quot;; VLOOKUP([.J51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51]); &quot;&quot;; [.K51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/>
          <table:table-cell table:formula="of:= CONCATENATE(&quot;Create(&quot;; VLOOKUP([.G52]; [.$B$6:.$C$100];2;0); &quot;, &quot; ; VLOOKUP([.H52]; [.$B$6:.$C$100];2;0); &quot;, &quot;; VLOOKUP([.J52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52]); &quot;&quot;; [.K52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ma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/>
          <table:table-cell table:formula="of:= CONCATENATE(&quot;Create(&quot;; VLOOKUP([.G53]; [.$B$6:.$C$100];2;0); &quot;, &quot; ; VLOOKUP([.H53]; [.$B$6:.$C$100];2;0); &quot;, &quot;; VLOOKUP([.J53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53]); &quot;&quot;; [.K53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li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54]; [.$B$6:.$C$100];2;0); &quot;, &quot; ; VLOOKUP([.H54]; [.$B$6:.$C$100];2;0); &quot;, &quot;; VLOOKUP([.J54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54]); &quot;&quot;; [.K54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/>
          <table:table-cell table:formula="of:= CONCATENATE(&quot;Create(&quot;; VLOOKUP([.G55]; [.$B$6:.$C$100];2;0); &quot;, &quot; ; VLOOKUP([.H55]; [.$B$6:.$C$100];2;0); &quot;, &quot;; VLOOKUP([.J55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55]); &quot;&quot;; [.K55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/>
          <table:table-cell table:formula="of:= CONCATENATE(&quot;Create(&quot;; VLOOKUP([.G56]; [.$B$6:.$C$100];2;0); &quot;, &quot; ; VLOOKUP([.H56]; [.$B$6:.$C$100];2;0); &quot;, &quot;; VLOOKUP([.J56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56]); &quot;&quot;; [.K56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57]; [.$B$6:.$C$100];2;0); &quot;, &quot; ; VLOOKUP([.H57]; [.$B$6:.$C$100];2;0); &quot;, &quot;; VLOOKUP([.J57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57]); &quot;&quot;; [.K57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l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/>
          <table:table-cell table:formula="of:= CONCATENATE(&quot;Create(&quot;; VLOOKUP([.G58]; [.$B$6:.$C$100];2;0); &quot;, &quot; ; VLOOKUP([.H58]; [.$B$6:.$C$100];2;0); &quot;, &quot;; VLOOKUP([.J58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58]); &quot;&quot;; [.K58])">
            <text:p/>
          </table:table-cell>
          <table:table-cell table:number-columns-repeated="1012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u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#</text:p>
          </table:table-cell>
          <table:table-cell table:formula="of:= CONCATENATE(&quot;Create(&quot;; VLOOKUP([.G59]; [.$B$6:.$C$100];2;0); &quot;, &quot; ; VLOOKUP([.H59]; [.$B$6:.$C$100];2;0); &quot;, &quot;; VLOOKUP([.J59]; [.$B$6:.$C$100];2;0); &quot;, &quot;&quot;MixSuccessFeedback&quot;&quot;),&quot;)" office:value-type="string" office:string-value="" calcext:value-type="error">
            <text:p>#N/A</text:p>
          </table:table-cell>
          <table:table-cell table:style-name="ce4" table:formula="of:=IF(ISNA([.K59]); &quot;&quot;; [.K59])">
            <text:p/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econdary + SecPrim</text:p>
            <text:p>= SecSecPrim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li</text:p>
          </table:table-cell>
          <table:table-cell/>
          <table:table-cell office:value-type="string" calcext:value-type="string">
            <text:p>cr</text:p>
          </table:table-cell>
          <table:table-cell table:formula="of:= CONCATENATE(&quot;Create(&quot;; VLOOKUP([.G60]; [.$B$6:.$C$100];2;0); &quot;, &quot; ; VLOOKUP([.H60]; [.$B$6:.$C$100];2;0); &quot;, &quot;; VLOOKUP([.J60]; [.$B$6:.$C$100];2;0); &quot;, &quot;&quot;MixSuccessFeedback&quot;&quot;),&quot;)" office:value-type="string" office:string-value="Create(Stone, Lightning, Crystal, &quot;MixSuccessFeedback&quot;)," calcext:value-type="string">
            <text:p>Create(Stone, Lightning, Crystal, "MixSuccessFeedback"),</text:p>
          </table:table-cell>
          <table:table-cell table:style-name="ce4" table:formula="of:=IF(ISNA([.K60]); &quot;&quot;; [.K60])" office:value-type="string" office:string-value="Create(Stone, Lightning, Crystal, &quot;MixSuccessFeedback&quot;)," calcext:value-type="string">
            <text:p>Create(Stone, Lightning, Crystal, "MixSuccessFeedback"),</text:p>
          </table:table-cell>
          <table:table-cell table:number-columns-repeated="101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number-columns-repeated="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default-cell-style-name="ce2"/>
        <table:table-column table:style-name="co13" table:number-columns-repeated="1016" table:default-cell-style-name="ce2"/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mag:</text:p>
          </table:table-cell>
          <table:table-cell table:style-name="ce5" office:value-type="string" calcext:value-type="string">
            <text:p>magical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phy:</text:p>
          </table:table-cell>
          <table:table-cell table:style-name="ce5" office:value-type="string" calcext:value-type="string">
            <text:p>physica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substance</text:p>
          </table:table-cell>
          <table:covered-table-cell/>
          <table:table-cell/>
          <table:table-cell table:style-name="ce6" office:value-type="string" calcext:value-type="string">
            <text:p>effect when applied</text:p>
          </table:table-cell>
          <table:table-cell/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ax level</text:p>
          </table:table-cell>
          <table:table-cell table:style-name="ce7" office:value-type="string" calcext:value-type="string">
            <text:p>min level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ir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urning</text:p>
          </table:table-cell>
          <table:table-cell/>
          <table:table-cell office:value-type="string" calcext:value-type="string">
            <text:p>burning</text:p>
          </table:table-cell>
          <table:table-cell office:value-type="string" calcext:value-type="string">
            <text:p>-1 hp / s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wate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burning</text:p>
          </table:table-cell>
          <table:table-cell/>
          <table:table-cell office:value-type="string" calcext:value-type="string">
            <text:p>spooky</text:p>
          </table:table-cell>
          <table:table-cell office:value-type="string" calcext:value-type="string">
            <text:p>immune to physical damage &amp; hea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air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hp mag</text:p>
          </table:table-cell>
          <table:table-cell/>
          <table:table-cell office:value-type="string" calcext:value-type="string">
            <text:p>slow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earth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blinded</text:p>
          </table:table-cell>
          <table:table-cell office:value-type="string" calcext:value-type="string">
            <text:p>on player: some graphical overl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team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 hp phy</text:p>
          </table:table-cell>
          <table:table-cell/>
          <table:table-cell office:value-type="string" calcext:value-type="string">
            <text:p>dirt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/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o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spook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agma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50 hp, +2 burning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-1 spook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lan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2 burning, +1 slow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du</text:p>
          </table:table-cell>
          <table:table-cell table:style-name="ce1" office:value-type="string" calcext:value-type="string">
            <text:p>dust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blind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d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1 dirty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mbustion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lass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eed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oal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*4 burning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+2 slowed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vl</text:p>
          </table:table-cell>
          <table:table-cell table:style-name="ce1" office:value-type="string" calcext:value-type="string">
            <text:p>live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mon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.00.0000</text:date>, <text:time style:data-style-name="N2" text:time-value="16:36:11.1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4:11:27.104000000</meta:creation-date>
    <dc:date>2016-07-23T18:15:38.452000000</dc:date>
    <meta:editing-duration>PT1H18M34S</meta:editing-duration>
    <meta:editing-cycles>11</meta:editing-cycles>
    <meta:generator>LibreOffice/4.4.5.2$Windows_x86 LibreOffice_project/a22f674fd25a3b6f45bdebf25400ed2adff0ff99</meta:generator>
    <meta:document-statistic meta:table-count="2" meta:cell-count="520" meta:object-count="0"/>
  </office:meta>
</office:document-meta>
</file>